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f5771564055825194626.1" style:family="table-column">
      <style:table-column-properties style:rel-column-width="21844*"/>
    </style:style>
    <style:style style:name="Tablef5771564055825194626.2" style:family="table-column">
      <style:table-column-properties style:rel-column-width="21844*"/>
    </style:style>
    <style:style style:name="Tablef5771564055825194626.3" style:family="table-column">
      <style:table-column-properties style:rel-column-width="21844*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podNumberedList" text:continue-numbering="false">
        <text:list-item text:start-value="1">
          <text:p text:style-name="podNumberItem">Row 1;</text:p>
        </text:list-item>
        <text:list-item>
          <text:p text:style-name="podNumberItem">row 2 :<text:line-break/>- sub-paragraph, row 1<text:line-break/>- sub-paragraph, row 2</text:p>
        </text:list-item>
        <text:list-item>
          <text:p text:style-name="podNumberItem">row 3;</text:p>
        </text:list-item>
        <text:list-item>
          <text:p text:style-name="podNumberItem">row 4:</text:p>
          <text:list text:style-name="podBulletedList">
            <text:list-item>
              <text:p text:style-name="podBulletItem">Sub list:<text:line-break/>aa<text:line-break/>bb<text:line-break/>aa</text:p>
            </text:list-item>
            <text:list-item>
              <text:p text:style-name="podBulletItem">Hello</text:p>
            </text:list-item>
            <text:list-item>
              <text:p text:style-name="podBulletItem">Normal</text:p>
            </text:list-item>
          </text:list>
        </text:list-item>
      </text:list>
      <text:list text:style-name="podNumberedList" text:continue-numbering="false">
        <text:list-item text:start-value="1">
          <text:p text:style-name="podNumberItem">Texte</text:p>
        </text:list-item>
        <text:list-item>
          <text:p text:style-name="podNumberItem">Texte before the table</text:p>
        </text:list-item>
      </text:list>
      <table:table table:name="Tablef5771564055825194626" table:style-name="podTable">
        <table:table-column table:style-name="Tablef5771564055825194626.1"/>
        <table:table-column table:style-name="Tablef5771564055825194626.2"/>
        <table:table-column table:style-name="Tablef5771564055825194626.3"/>
        <table:table-row>
          <table:table-cell table:style-name="podCell">
            <text:p text:style-name="podCellContent">Texte</text:p>
          </table:table-cell>
          <table:table-cell table:style-name="podCell">
            <text:p text:style-name="podCellContent">Texte</text:p>
          </table:table-cell>
          <table:table-cell table:style-name="podCell">
            <text:p text:style-name="podCellContent">Texte</text:p>
          </table:table-cell>
        </table:table-row>
        <table:table-row>
          <table:table-cell table:style-name="podCell">
            <text:p text:style-name="podCellContent">Texte</text:p>
          </table:table-cell>
          <table:table-cell table:style-name="podCell">
            <text:p text:style-name="podCellContent">Texte</text:p>
          </table:table-cell>
          <table:table-cell table:style-name="podCell">
            <text:p text:style-name="podCellContent">Texte</text:p>
          </table:table-cell>
        </table:table-row>
      </table:table>
      <text:list text:style-name="podNumberedList" text:continue-numbering="true">
        <text:list-item>
          <text:line-break/>
          <text:p text:style-name="podNumberItem">Texte after the table</text:p>
        </text:list-item>
      </text:list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  <dc:title>xhtmlPIntoLis</dc:title>
  </office:meta>
</office:document-meta>
</file>